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formula="of:=9402/5" office:value-type="float" office:value="1880.4" calcext:value-type="float">
            <text:p>1880.4</text:p>
          </table:table-cell>
          <table:table-cell table:formula="of:=SUM([.A1:.A1880])/2+SUM([.A1881:.A9402])" office:value-type="float" office:value="46064087" calcext:value-type="float">
            <text:p>46064087</text:p>
          </table:table-cell>
          <table:table-cell/>
          <table:table-cell office:value-type="float" office:value="38525379" calcext:value-type="float">
            <text:p>38525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6064087" calcext:value-type="float">
            <text:p>460640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0:50:24.766902374</meta:creation-date>
    <dc:date>2024-03-16T10:52:30.520921418</dc:date>
    <meta:editing-duration>PT2M6S</meta:editing-duration>
    <meta:editing-cycles>1</meta:editing-cycles>
    <meta:document-statistic meta:table-count="1" meta:cell-count="9406" meta:object-count="0"/>
    <meta:generator>LibreOffice/24.2.1.2$Linux_X86_64 LibreOffice_project/420$Build-2</meta:generator>
  </office:meta>
</office:document-meta>
</file>